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,BoldItalic" svg:font-family="'Times New Roman,BoldItalic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,BoldItalic1" svg:font-family="'Times New Roman,BoldItali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0075in" fo:margin-bottom="0in" loext:contextual-spacing="false" fo:line-height="100%" fo:orphans="0" fo:widows="0" fo:text-indent="0in" style:auto-text-indent="false"/>
      <style:text-properties fo:font-weight="bold" style:font-weight-asian="bold" style:font-name-complex="Calibri1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weight="bold" style:font-weight-asian="bold" style:font-name-complex="Calibri1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color="#000000" fo:font-weight="bold" style:font-weight-asian="bold" style:font-name-complex="Calibri1"/>
    </style:style>
    <style:style style:name="P5" style:family="paragraph" style:parent-style-name="Standard">
      <style:paragraph-properties fo:margin-left="2in" fo:margin-right="0.5626in" fo:margin-top="0.048in" fo:margin-bottom="0in" loext:contextual-spacing="false" fo:line-height="100%" fo:orphans="0" fo:widows="0" fo:text-indent="0in" style:auto-text-indent="false"/>
    </style:style>
    <style:style style:name="P6" style:family="paragraph" style:parent-style-name="Standard">
      <style:paragraph-properties fo:margin-left="0in" fo:margin-right="0.6252in" fo:margin-top="0in" fo:margin-bottom="0in" loext:contextual-spacing="false" fo:line-height="0.1583in" fo:orphans="0" fo:widows="0" fo:text-indent="0in" style:auto-text-indent="false"/>
    </style:style>
    <style:style style:name="P7" style:family="paragraph" style:parent-style-name="Standard">
      <style:paragraph-properties fo:margin-left="0in" fo:margin-right="1.9374in" fo:margin-top="0.002in" fo:margin-bottom="0in" loext:contextual-spacing="false" fo:line-height="0.1598in" fo:orphans="0" fo:widows="0" fo:text-indent="0in" style:auto-text-indent="false"/>
      <style:text-properties fo:color="#000000" fo:font-size="12pt" fo:language="fr" fo:country="FR" style:text-underline-style="solid" style:text-underline-width="auto" style:text-underline-color="font-color" style:font-size-asian="12pt" style:font-name-complex="Calibri1" style:font-size-complex="12pt"/>
    </style:style>
    <style:style style:name="P8" style:family="paragraph" style:parent-style-name="Standard">
      <style:paragraph-properties fo:margin-top="0.0075in" fo:margin-bottom="0in" loext:contextual-spacing="false" fo:line-height="100%" fo:orphans="0" fo:widows="0"/>
    </style:style>
    <style:style style:name="P9" style:family="paragraph" style:parent-style-name="Standard">
      <style:paragraph-properties fo:margin-top="0.0075in" fo:margin-bottom="0in" loext:contextual-spacing="false" fo:line-height="100%" fo:orphans="0" fo:widows="0"/>
      <style:text-properties fo:font-weight="bold" style:font-weight-asian="bold" style:font-name-complex="Calibri1" style:font-weight-complex="bold"/>
    </style:style>
    <style:style style:name="P10" style:family="paragraph" style:parent-style-name="Standard">
      <style:paragraph-properties fo:margin-top="0.0075in" fo:margin-bottom="0in" loext:contextual-spacing="false" fo:line-height="0.1945in" fo:orphans="0" fo:widows="0">
        <style:tab-stops>
          <style:tab-stop style:position="0.6252in"/>
        </style:tab-stops>
      </style:paragraph-properties>
    </style:style>
    <style:style style:name="P11" style:family="paragraph" style:parent-style-name="Standard">
      <style:paragraph-properties fo:margin-top="0.0075in" fo:margin-bottom="0in" loext:contextual-spacing="false" fo:line-height="0.2008in" fo:orphans="0" fo:widows="0"/>
      <style:text-properties fo:color="#000000" fo:font-size="12pt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P12" style:family="paragraph" style:parent-style-name="Standard">
      <style:paragraph-properties fo:margin-top="0.0075in" fo:margin-bottom="0in" loext:contextual-spacing="false" fo:line-height="100%" fo:orphans="0" fo:widows="0"/>
      <style:text-properties fo:font-size="12pt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P13" style:family="paragraph" style:parent-style-name="Standard">
      <style:paragraph-properties fo:margin-top="0.0008in" fo:margin-bottom="0in" loext:contextual-spacing="false" fo:line-height="0.1945in" fo:orphans="0" fo:widows="0"/>
      <style:text-properties fo:color="#000000" fo:font-size="12pt" style:font-size-asian="12pt" style:font-name-complex="Calibri1" style:font-size-complex="12pt"/>
    </style:style>
    <style:style style:name="P14" style:family="paragraph" style:parent-style-name="Standard" style:list-style-name="L1">
      <style:paragraph-properties fo:margin-top="0.0008in" fo:margin-bottom="0in" loext:contextual-spacing="false" fo:line-height="0.1945in" fo:orphans="0" fo:widows="0"/>
      <style:text-properties fo:color="#000000" style:font-name-complex="Calibri1"/>
    </style:style>
    <style:style style:name="P15" style:family="paragraph" style:parent-style-name="Standard" style:list-style-name="L2">
      <style:paragraph-properties fo:margin-top="0.0075in" fo:margin-bottom="0in" loext:contextual-spacing="false" fo:line-height="100%" fo:orphans="0" fo:widows="0"/>
      <style:text-properties fo:letter-spacing="0.0008in" fo:font-weight="normal" style:font-weight-asian="normal" style:font-name-complex="Calibri1" style:font-weight-complex="normal"/>
    </style:style>
    <style:style style:name="P16" style:family="paragraph" style:parent-style-name="Standard" style:list-style-name="L3">
      <style:paragraph-properties fo:margin-top="0.0075in" fo:margin-bottom="0in" loext:contextual-spacing="false" fo:line-height="100%" fo:orphans="0" fo:widows="0"/>
      <style:text-properties fo:font-weight="normal" style:font-weight-asian="normal" style:font-name-complex="Calibri1" style:font-weight-complex="normal"/>
    </style:style>
    <style:style style:name="P17" style:family="paragraph" style:parent-style-name="Standard">
      <style:paragraph-properties fo:margin-top="0.0075in" fo:margin-bottom="0in" loext:contextual-spacing="false" fo:line-height="100%" fo:orphans="0" fo:widows="0"/>
      <style:text-properties fo:font-weight="normal" officeooo:rsid="000ddf6f" officeooo:paragraph-rsid="000ddf6f" style:font-weight-asian="normal" style:font-name-complex="Calibri1" style:font-weight-complex="normal"/>
    </style:style>
    <style:style style:name="P18" style:family="paragraph" style:parent-style-name="Standard" style:list-style-name="L2">
      <style:paragraph-properties fo:margin-top="0.0075in" fo:margin-bottom="0in" loext:contextual-spacing="false" fo:line-height="0.2008in" fo:orphans="0" fo:widows="0"/>
      <style:text-properties fo:color="#000000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P19" style:family="paragraph" style:parent-style-name="Standard">
      <style:paragraph-properties fo:margin-top="0.0075in" fo:margin-bottom="0in" loext:contextual-spacing="false" fo:line-height="0.2008in" fo:orphans="0" fo:widows="0"/>
      <style:text-properties fo:color="#000000" fo:font-size="12pt" fo:letter-spacing="-0.0008in" style:text-underline-style="solid" style:text-underline-width="auto" style:text-underline-color="font-color" fo:font-weight="bold" officeooo:paragraph-rsid="000bd4d4" style:font-size-asian="12pt" style:font-weight-asian="bold" style:font-name-complex="Calibri1" style:font-size-complex="12pt" style:font-weight-complex="bold"/>
    </style:style>
    <style:style style:name="P20" style:family="paragraph" style:parent-style-name="Standard">
      <style:paragraph-properties fo:margin-top="0.0075in" fo:margin-bottom="0in" loext:contextual-spacing="false" fo:line-height="100%" fo:orphans="0" fo:widows="0"/>
      <style:text-properties fo:color="#000000" fo:font-size="12pt" officeooo:paragraph-rsid="000bd4d4" style:font-size-asian="12pt" style:font-name-complex="Calibri1" style:font-size-complex="12pt"/>
    </style:style>
    <style:style style:name="P21" style:family="paragraph" style:parent-style-name="Standard">
      <style:paragraph-properties fo:margin-top="0.0075in" fo:margin-bottom="0in" loext:contextual-spacing="false" fo:line-height="100%" fo:orphans="0" fo:widows="0"/>
    </style:style>
    <style:style style:name="P22" style:family="paragraph" style:parent-style-name="Standard">
      <style:paragraph-properties fo:margin-top="0.0075in" fo:margin-bottom="0in" loext:contextual-spacing="false" fo:line-height="100%" fo:orphans="0" fo:widows="0"/>
      <style:text-properties officeooo:paragraph-rsid="000bd4d4"/>
    </style:style>
    <style:style style:name="P23" style:family="paragraph" style:parent-style-name="Standard">
      <style:paragraph-properties fo:margin-top="0.0075in" fo:margin-bottom="0in" loext:contextual-spacing="false" fo:line-height="100%" fo:orphans="0" fo:widows="0"/>
      <style:text-properties fo:font-weight="bold" officeooo:paragraph-rsid="000bd4d4" style:font-weight-asian="bold" style:font-name-complex="Calibri1" style:font-weight-complex="bold"/>
    </style:style>
    <style:style style:name="P24" style:family="paragraph" style:parent-style-name="Table_20_Contents" style:list-style-name="L2">
      <style:paragraph-properties fo:margin-top="0.0008in" fo:margin-bottom="0in" loext:contextual-spacing="false" fo:line-height="100%" fo:orphans="0" fo:widows="0"/>
    </style:style>
    <style:style style:name="T1" style:family="text">
      <style:text-properties fo:color="#a6a6a6" style:font-name="Times New Roman" fo:font-size="12pt" fo:language="fr" fo:country="FR" fo:font-weight="bold" style:font-size-asian="12pt" style:font-weight-asian="bold" style:font-size-complex="12pt" style:font-weight-complex="bold"/>
    </style:style>
    <style:style style:name="T2" style:family="text">
      <style:text-properties fo:color="#a6a6a6" style:font-name="Times New Roman" fo:font-size="12pt" fo:letter-spacing="0.0008in" fo:language="fr" fo:country="FR" fo:font-weight="bold" style:font-size-asian="12pt" style:font-weight-asian="bold" style:font-size-complex="12pt" style:font-weight-complex="bold"/>
    </style:style>
    <style:style style:name="T3" style:family="text">
      <style:text-properties fo:color="#a6a6a6" fo:font-size="12pt" fo:letter-spacing="0.0008in" fo:language="fr" fo:country="FR" style:font-size-asian="12pt" style:font-name-complex="Calibri1" style:font-size-complex="12pt"/>
    </style:style>
    <style:style style:name="T4" style:family="text">
      <style:text-properties fo:color="#a6a6a6" fo:font-size="12pt" fo:letter-spacing="0.0008in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5" style:family="text">
      <style:text-properties fo:color="#a6a6a6" fo:font-size="12pt" fo:letter-spacing="0.0008in" fo:language="fr" fo:country="FR" fo:font-weight="bold" style:font-size-asian="12pt" style:font-weight-asian="bold" style:font-name-complex="Calibri1" style:font-size-complex="12pt" style:font-weight-complex="bold"/>
    </style:style>
    <style:style style:name="T6" style:family="text">
      <style:text-properties fo:color="#a6a6a6" fo:font-size="12pt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7" style:family="text">
      <style:text-properties fo:color="#a6a6a6" fo:font-size="12pt" fo:language="fr" fo:country="FR" fo:font-weight="bold" style:font-size-asian="12pt" style:font-weight-asian="bold" style:font-name-complex="Calibri1" style:font-size-complex="12pt" style:font-weight-complex="bold"/>
    </style:style>
    <style:style style:name="T8" style:family="text">
      <style:text-properties fo:color="#a6a6a6" fo:font-size="12pt" fo:letter-spacing="-0.0008in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9" style:family="text">
      <style:text-properties fo:color="#a6a6a6" fo:font-size="12pt" fo:letter-spacing="-0.0016in" fo:language="fr" fo:country="FR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10" style:family="text">
      <style:text-properties style:font-name="Times New Roman"/>
    </style:style>
    <style:style style:name="T11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12" style:family="text">
      <style:text-properties fo:font-size="12pt" fo:letter-spacing="-0.0008in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13" style:family="text">
      <style:text-properties fo:font-size="12pt" fo:letter-spacing="-0.0008in" style:text-underline-style="solid" style:text-underline-width="auto" style:text-underline-color="font-color" fo:font-weight="bold" officeooo:rsid="000bd4d4" style:font-size-asian="12pt" style:font-weight-asian="bold" style:font-name-complex="Calibri1" style:font-size-complex="12pt" style:font-weight-complex="bold"/>
    </style:style>
    <style:style style:name="T14" style:family="text">
      <style:text-properties fo:font-size="12pt" fo:letter-spacing="-0.0016in" style:text-underline-style="solid" style:text-underline-width="auto" style:text-underline-color="font-color" fo:font-weight="bold" style:font-size-asian="12pt" style:font-weight-asian="bold" style:font-name-complex="Calibri1" style:font-size-complex="12pt" style:font-weight-complex="bold"/>
    </style:style>
    <style:style style:name="T15" style:family="text">
      <style:text-properties fo:font-size="12pt" style:text-underline-style="none" fo:font-weight="normal" style:font-size-asian="12pt" style:font-weight-asian="normal" style:font-name-complex="Calibri1" style:font-size-complex="12pt" style:font-weight-complex="normal"/>
    </style:style>
    <style:style style:name="T16" style:family="text">
      <style:text-properties fo:font-weight="bold" style:font-weight-asian="bold" style:font-name-complex="Calibri1"/>
    </style:style>
    <style:style style:name="T17" style:family="text">
      <style:text-properties fo:font-weight="bold" style:font-weight-asian="bold" style:font-name-complex="Calibri1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etter-spacing="0.0008in"/>
    </style:style>
    <style:style style:name="T20" style:family="text">
      <style:text-properties fo:letter-spacing="0.0008in" style:font-name-complex="Calibri1"/>
    </style:style>
    <style:style style:name="T21" style:family="text">
      <style:text-properties fo:letter-spacing="0.0008in" fo:font-weight="bold" style:font-weight-asian="bold" style:font-name-complex="Calibri1" style:font-weight-complex="bold"/>
    </style:style>
    <style:style style:name="T22" style:family="text">
      <style:text-properties fo:letter-spacing="0.0008in" fo:font-weight="normal" style:font-weight-asian="normal" style:font-weight-complex="normal"/>
    </style:style>
    <style:style style:name="T23" style:family="text">
      <style:text-properties fo:letter-spacing="0.0008in" fo:font-weight="normal" officeooo:rsid="0009205b" style:font-weight-asian="normal" style:font-weight-complex="normal"/>
    </style:style>
    <style:style style:name="T24" style:family="text">
      <style:text-properties fo:letter-spacing="0.0008in" fo:font-weight="normal" style:font-weight-asian="normal" style:font-name-complex="Calibri1" style:font-weight-complex="normal"/>
    </style:style>
    <style:style style:name="T25" style:family="text">
      <style:text-properties fo:letter-spacing="0.0008in" fo:font-weight="normal" officeooo:rsid="0009205b" style:font-weight-asian="normal" style:font-name-complex="Calibri1" style:font-weight-complex="normal"/>
    </style:style>
    <style:style style:name="T26" style:family="text">
      <style:text-properties style:font-name-complex="Calibri1"/>
    </style:style>
    <style:style style:name="T27" style:family="text">
      <style:text-properties style:font-name-complex="Calibri1" style:font-weight-complex="bold"/>
    </style:style>
    <style:style style:name="T28" style:family="text">
      <style:text-properties fo:letter-spacing="-0.0008in" style:font-name-complex="Calibri1"/>
    </style:style>
    <style:style style:name="T29" style:family="text">
      <style:text-properties fo:letter-spacing="-0.0008in" fo:font-weight="bold" style:font-weight-asian="bold" style:font-name-complex="Calibri1" style:font-weight-complex="bold"/>
    </style:style>
    <style:style style:name="T30" style:family="text">
      <style:text-properties fo:letter-spacing="-0.0008in" fo:font-weight="normal" style:font-weight-asian="normal" style:font-weight-complex="normal"/>
    </style:style>
    <style:style style:name="T31" style:family="text">
      <style:text-properties fo:color="#000000" style:font-name-complex="Calibri1"/>
    </style:style>
    <style:style style:name="T32" style:family="text">
      <style:text-properties fo:color="#000000" fo:font-weight="bold" style:font-weight-asian="bold" style:font-name-complex="Calibri1"/>
    </style:style>
    <style:style style:name="T33" style:family="text">
      <style:text-properties fo:color="#000000" fo:font-style="italic" style:font-style-asian="italic" style:font-name-complex="Calibri1"/>
    </style:style>
    <style:style style:name="T34" style:family="text">
      <style:text-properties fo:color="#000000" fo:font-size="12pt" style:text-underline-style="none" style:font-size-asian="12pt" style:font-size-complex="12pt"/>
    </style:style>
    <style:style style:name="T35" style:family="text">
      <style:text-properties fo:color="#000000" fo:font-size="12pt" style:text-underline-style="none" fo:font-weight="bold" style:font-size-asian="12pt" style:font-weight-asian="bold" style:font-size-complex="12pt" style:font-weight-complex="bold"/>
    </style:style>
    <style:style style:name="T36" style:family="text">
      <style:text-properties fo:color="#000000" fo:font-size="12pt" style:text-underline-style="none" fo:font-weight="bold" style:font-size-asian="12pt" style:font-weight-asian="bold" style:font-name-complex="Calibri1" style:font-size-complex="12pt" style:font-weight-complex="bold"/>
    </style:style>
    <style:style style:name="T37" style:family="text">
      <style:text-properties fo:color="#000000" fo:font-size="12pt" style:text-underline-style="none" fo:font-weight="normal" style:font-size-asian="12pt" style:font-weight-asian="normal" style:font-name-complex="Calibri1" style:font-size-complex="12pt" style:font-weight-complex="normal"/>
    </style:style>
    <style:style style:name="T38" style:family="text">
      <style:text-properties fo:color="#000000" fo:font-size="12pt" fo:letter-spacing="-0.0008in" style:text-underline-style="none" style:font-size-asian="12pt" style:font-size-complex="12pt"/>
    </style:style>
    <style:style style:name="T39" style:family="text">
      <style:text-properties fo:color="#000000" fo:font-size="12pt" fo:letter-spacing="-0.0008in" style:text-underline-style="none" fo:font-weight="bold" style:font-size-asian="12pt" style:font-weight-asian="bold" style:font-size-complex="12pt" style:font-weight-complex="bold"/>
    </style:style>
    <style:style style:name="T40" style:family="text">
      <style:text-properties fo:color="#000000" fo:font-size="12pt" fo:letter-spacing="-0.0008in" style:text-underline-style="none" fo:font-weight="normal" style:font-size-asian="12pt" style:font-weight-asian="normal" style:font-name-complex="Calibri1" style:font-size-complex="12pt" style:font-weight-complex="normal"/>
    </style:style>
    <style:style style:name="T41" style:family="text">
      <style:text-properties fo:color="#000000" fo:font-size="12pt" fo:letter-spacing="-0.0016in" style:text-underline-style="none" fo:font-weight="bold" style:font-size-asian="12pt" style:font-weight-asian="bold" style:font-size-complex="12pt" style:font-weight-complex="bold"/>
    </style:style>
    <style:style style:name="T42" style:family="text">
      <style:text-properties fo:color="#000000" fo:font-size="12pt" fo:letter-spacing="-0.0063in" style:text-underline-style="none" fo:font-weight="normal" style:font-size-asian="12pt" style:font-weight-asian="normal" style:font-name-complex="Calibri1" style:font-size-complex="12pt" style:font-weight-complex="normal"/>
    </style:style>
    <style:style style:name="T43" style:family="text">
      <style:text-properties fo:color="#000000" fo:font-size="12pt" fo:letter-spacing="0.0008in" style:text-underline-style="none" fo:font-weight="normal" style:font-size-asian="12pt" style:font-weight-asian="normal" style:font-name-complex="Calibri1" style:font-size-complex="12pt" style:font-weight-complex="normal"/>
    </style:style>
    <style:style style:name="T44" style:family="text">
      <style:text-properties fo:letter-spacing="-0.0063in" fo:font-weight="normal" style:font-weight-asian="normal" style:font-weight-complex="normal"/>
    </style:style>
    <style:style style:name="T45" style:family="text">
      <style:text-properties fo:color="#4f82be" style:font-name="Times New Roman,BoldItalic" fo:font-style="italic" fo:font-weight="bold" style:font-style-asian="italic" style:font-weight-asian="bold" style:font-name-complex="Times New Roman,BoldItalic1" style:font-style-complex="italic" style:font-weight-complex="bold"/>
    </style:style>
    <style:style style:name="T46" style:family="text">
      <style:text-properties fo:font-weight="normal" style:font-weight-asian="normal" style:font-name-complex="Calibri1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009d7d3"/>
    </style:style>
    <style:style style:name="T49" style:family="text">
      <style:text-properties officeooo:rsid="000b46f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5"><text:span text:style-name="T1"><text:s text:c="14"/>VRI</text:span><text:span text:style-name="T2">T</text:span><text:span text:style-name="T1">ANT</text:span><text:span text:style-name="T2"> </text:span><text:span text:style-name="T1">NARESH JAIN</text:span></text:p>
        <text:p text:style-name="P6"><text:span text:style-name="T5">Tel.:972-971-0241</text:span><text:span text:style-name="T3"><text:tab/><text:tab/><text:tab/><text:tab/><text:tab/> <text:s text:c="8"/></text:span><text:span text:style-name="T5">Email:</text:span><text:span text:style-name="T7"> </text:span><text:a xlink:type="simple" xlink:href="mailto:adarshvritant@gmail.com" text:style-name="Internet_20_link" text:visited-style-name="Visited_20_Internet_20_Link"><text:span text:style-name="T6">a</text:span></text:a><text:a xlink:type="simple" xlink:href="mailto:adarshvritant@gmail.com" text:style-name="Internet_20_link" text:visited-style-name="Visited_20_Internet_20_Link"><text:span text:style-name="T4">d</text:span></text:a><text:a xlink:type="simple" xlink:href="mailto:adarshvritant@gmail.com" text:style-name="Internet_20_link" text:visited-style-name="Visited_20_Internet_20_Link"><text:span text:style-name="T6">ar</text:span></text:a><text:a xlink:type="simple" xlink:href="mailto:adarshvritant@gmail.com" text:style-name="Internet_20_link" text:visited-style-name="Visited_20_Internet_20_Link"><text:span text:style-name="T8">sh</text:span></text:a><text:a xlink:type="simple" xlink:href="mailto:adarshvritant@gmail.com" text:style-name="Internet_20_link" text:visited-style-name="Visited_20_Internet_20_Link"><text:span text:style-name="T4">v</text:span></text:a><text:a xlink:type="simple" xlink:href="mailto:adarshvritant@gmail.com" text:style-name="Internet_20_link" text:visited-style-name="Visited_20_Internet_20_Link"><text:span text:style-name="T6">r</text:span></text:a><text:a xlink:type="simple" xlink:href="mailto:adarshvritant@gmail.com" text:style-name="Internet_20_link" text:visited-style-name="Visited_20_Internet_20_Link"><text:span text:style-name="T8">it</text:span></text:a><text:a xlink:type="simple" xlink:href="mailto:adarshvritant@gmail.com" text:style-name="Internet_20_link" text:visited-style-name="Visited_20_Internet_20_Link"><text:span text:style-name="T6">a</text:span></text:a><text:a xlink:type="simple" xlink:href="mailto:adarshvritant@gmail.com" text:style-name="Internet_20_link" text:visited-style-name="Visited_20_Internet_20_Link"><text:span text:style-name="T4">n</text:span></text:a><text:a xlink:type="simple" xlink:href="mailto:adarshvritant@gmail.com" text:style-name="Internet_20_link" text:visited-style-name="Visited_20_Internet_20_Link"><text:span text:style-name="T9">t</text:span></text:a><text:a xlink:type="simple" xlink:href="mailto:adarshvritant@gmail.com" text:style-name="Internet_20_link" text:visited-style-name="Visited_20_Internet_20_Link"><text:span text:style-name="T8">@</text:span></text:a><text:a xlink:type="simple" xlink:href="mailto:adarshvritant@gmail.com" text:style-name="Internet_20_link" text:visited-style-name="Visited_20_Internet_20_Link"><text:span text:style-name="T4">g</text:span></text:a><text:a xlink:type="simple" xlink:href="mailto:adarshvritant@gmail.com" text:style-name="Internet_20_link" text:visited-style-name="Visited_20_Internet_20_Link"><text:span text:style-name="T9">m</text:span></text:a><text:a xlink:type="simple" xlink:href="mailto:adarshvritant@gmail.com" text:style-name="Internet_20_link" text:visited-style-name="Visited_20_Internet_20_Link"><text:span text:style-name="T6">a</text:span></text:a><text:a xlink:type="simple" xlink:href="mailto:adarshvritant@gmail.com" text:style-name="Internet_20_link" text:visited-style-name="Visited_20_Internet_20_Link"><text:span text:style-name="T4">i</text:span></text:a><text:span text:style-name="T8">l</text:span><text:a xlink:type="simple" xlink:href="mailto:adarshvritant@gmail.com" text:style-name="Internet_20_link" text:visited-style-name="Visited_20_Internet_20_Link"><text:span text:style-name="T6">.c</text:span></text:a><text:a xlink:type="simple" xlink:href="mailto:adarshvritant@gmail.com" text:style-name="Internet_20_link" text:visited-style-name="Visited_20_Internet_20_Link"><text:span text:style-name="T4">o</text:span></text:a><text:a xlink:type="simple" xlink:href="mailto:adarshvritant@gmail.com" text:style-name="Internet_20_link" text:visited-style-name="Visited_20_Internet_20_Link"><text:span text:style-name="T6">m</text:span></text:a></text:p>
        <text:p text:style-name="P7"/>
        <text:p text:style-name="P11">SUMMARY</text:p>
        <text:list xml:id="list2167581381890768290" text:style-name="L1">
          <text:list-item>
            <text:p text:style-name="P14"><text:span text:style-name="T48">3</text:span> years of experience as a Software Applications Engineer at Red Hat, working on integrating critical Red Hat IT systems and SOA services</text:p>
          </text:list-item>
          <text:list-item>
            <text:p text:style-name="P14">2 years of prior experience in development and maintenance of web and business applications</text:p>
          </text:list-item>
          <text:list-item>
            <text:p text:style-name="P14">Master of Science in Computer Science with 2 years of experience as a Research Assistant</text:p>
          </text:list-item>
          <text:list-item>
            <text:p text:style-name="P14">I enjoy working on challenging problems and am very passionate about my work</text:p>
          </text:list-item>
        </text:list>
        <text:p text:style-name="P13"/>
        <text:p text:style-name="P12">CURRENT EMPLOYMENT</text:p>
        <text:p text:style-name="P8"><text:span text:style-name="T21">Software Applications Engineer, at Red Hat </text:span><text:span text:style-name="T24">(April 2012-Present)</text:span></text:p>
        <text:p text:style-name="P8"><text:span text:style-name="T21">Current Role:</text:span><text:span text:style-name="T24"> Enterprise Service Bus developer and primary contact.</text:span></text:p>
        <text:list xml:id="list1823504166230611639" text:style-name="L2">
          <text:list-item>
            <text:p text:style-name="P15">Led the team in requirements gathering, design and delivery of business critical integration solutions in Red Hat IT's largest annual projects.</text:p>
          </text:list-item>
          <text:list-item>
            <text:p text:style-name="P15">Rewarded for transparency, accountability and collaboration for contribution to these projects.</text:p>
          </text:list-item>
          <text:list-item>
            <text:p text:style-name="P15">Co-ordinated and executed <text:span text:style-name="T49">more than </text:span>20 production <text:span text:style-name="T49">releases</text:span>.</text:p>
          </text:list-item>
          <text:list-item>
            <text:p text:style-name="P15">Designated as primary ESB developer.</text:p>
          </text:list-item>
          <text:list-item>
            <text:p text:style-name="P15">Domain expertise on more than dozen business systems, and technical expertise on integrating them using JBoss ES<text:span text:style-name="T49">B</text:span></text:p>
          </text:list-item>
          <text:list-item>
            <text:p text:style-name="P15">Chosen as the Production control corporal in a DevOps capacity.</text:p>
          </text:list-item>
          <text:list-item>
            <text:p text:style-name="P15">Established team's brand identity via performance and training newer peers.</text:p>
          </text:list-item>
        </text:list>
        <text:p text:style-name="P8"><text:span text:style-name="T46">SOA Services developer ( RESTful &amp; SOAP Java web services )</text:span></text:p>
        <text:list xml:id="list7748478966794351691" text:style-name="L3">
          <text:list-item>
            <text:p text:style-name="P16">Enhancement and maintenance of more than 40 web services running on JBoss using REST and SOAP.</text:p>
          </text:list-item>
          <text:list-item>
            <text:p text:style-name="P16">Full software lifecycle expertise, from requirements gathering, design, documentation, to agile development, release and configuration management.</text:p>
          </text:list-item>
        </text:list>
        <text:p text:style-name="P17">Hobby Project: Open Shift quick start – Worked on building a Croogo quick start for Cloud provider </text:p>
        <text:p text:style-name="P17">Open Shift, a web blogging application built over Cake PHP</text:p>
        <text:p text:style-name="P23"><text:span text:style-name="T19">Technologies used:</text:span><text:span text:style-name="T22"> Java, PL/SQL, XML, XSLT, XSD, JBoss ESB, git, maven, puppet, Java EE, RHEL, JBoss AS, Eclipse, Junit, Oracle, Mongo DB, mysql, </text:span><text:span text:style-name="T23">Angular JS, </text:span><text:span text:style-name="T22">REST, SOAP, UML.</text:span></text:p>
        <text:p text:style-name="P19"/>
        <text:p text:style-name="P22"><text:span text:style-name="T12">P</text:span><text:span text:style-name="T13">AST</text:span><text:span text:style-name="T11"> EX</text:span><text:span text:style-name="T12">P</text:span><text:span text:style-name="T11">ER</text:span><text:span text:style-name="T14">I</text:span><text:span text:style-name="T11">ENCE</text:span></text:p>
        <text:p text:style-name="P22"><text:span text:style-name="T17">QA Automation Developer, </text:span><text:span text:style-name="T21">Transamerica<text:tab/></text:span><text:span text:style-name="T24">(</text:span><text:span text:style-name="T27">Feb 2012-March 2012)</text:span></text:p>
        <text:p text:style-name="P22"><text:span text:style-name="T17">Project: </text:span><text:span text:style-name="T26">Development, modification and execution of automated testing software using HP QTP, Fitnesse and Selenium in an Agile development environment.</text:span></text:p>
        <text:p text:style-name="P20"><text:span text:style-name="T18">Environment:</text:span><text:span text:style-name="T10"> Java, JSP, JSF, HP QTP, Fitnesse, Selenium, Netbeans, Junit, MySql</text:span></text:p>
        <text:p text:style-name="P20"><text:span text:style-name="T10"/></text:p>
        <text:p text:style-name="P11">QUALIFICATIONS</text:p>
        <text:list xml:id="list232603894247098" text:continue-list="list1823504166230611639" text:style-name="L2">
          <text:list-item>
            <text:p text:style-name="P15"><text:span text:style-name="T35">Master </text:span><text:span text:style-name="T39">o</text:span><text:span text:style-name="T35">f Science in C</text:span><text:span text:style-name="T41">o</text:span><text:span text:style-name="T35">mputer Sc</text:span><text:span text:style-name="T39">ie</text:span><text:span text:style-name="T35">nce </text:span><text:span text:style-name="T34">from University </text:span><text:span text:style-name="T38">o</text:span><text:span text:style-name="T34">f</text:span><text:span text:style-name="T38"> </text:span><text:span text:style-name="T34">Texas at</text:span><text:span text:style-name="T38"> </text:span><text:span text:style-name="T34">Arlington ( Dec 2011 ) </text:span></text:p>
          </text:list-item>
          <text:list-item>
            <text:p text:style-name="P18">Red Hat certified System Administrator ( RHCSA ) <text:span text:style-name="T47">Red Hat Certification,</text:span> <text:span text:style-name="T47">( Nov 2013 )</text:span></text:p>
          </text:list-item>
          <text:list-item>
            <text:p text:style-name="P18">Oracle Certified Associate, Java SE 7 ( OCAJP ) <text:span text:style-name="T47">Oracle University, ( Jun 2014 )</text:span></text:p>
          </text:list-item>
          <text:list-item>
            <text:p text:style-name="P24"><text:span text:style-name="T36">Bachelor of Technology in Computer Science &amp; Engineering <text:s/></text:span><text:span text:style-name="T37">from Jawaharlal</text:span><text:span text:style-name="T42"> </text:span><text:span text:style-name="T37">Nehru</text:span><text:span text:style-name="T40"> </text:span><text:span text:style-name="T37">Techn</text:span><text:span text:style-name="T43">o</text:span><text:span text:style-name="T37">l</text:span><text:span text:style-name="T43">o</text:span><text:span text:style-name="T37">gical </text:span><text:span text:style-name="T40">U</text:span><text:span text:style-name="T37">niversity, ( June 2009 )</text:span>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,BoldItalic" svg:font-family="'Times New Roman,BoldItalic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 New Roman,BoldItalic1" svg:font-family="'Times New Roman,BoldItalic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il" style:family="text" style:parent-style-name="Default_20_Paragraph_20_Font"/>
    <style:style style:name="Header_20_Char" style:display-name="Header Char" style:family="text" style:parent-style-name="Default_20_Paragraph_20_Font">
      <style:text-properties fo:font-size="11pt" style:font-size-asian="11pt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text-scale="131%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6528in"/>
        </style:list-level-properties>
        <style:text-properties fo:font-family="'Times New Roman'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1528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528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528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6528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528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528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1528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528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6252in"/>
        </style:list-level-properties>
        <style:text-properties fo:font-family="'Times New Roman'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1252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6252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125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6252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1252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6252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1252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6252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028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4028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028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028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028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028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028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4028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028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RITANT N JAIN</dc:title>
    <meta:initial-creator>ADMIN</meta:initial-creator>
    <dc:description>Document was created by {applicationname}, version: {version}</dc:description>
    <meta:editing-cycles>32</meta:editing-cycles>
    <meta:print-date>2013-01-23T11:47:01</meta:print-date>
    <meta:creation-date>2012-03-19T03:16:00</meta:creation-date>
    <dc:date>2015-06-15T23:26:02.159774943</dc:date>
    <meta:editing-duration>PT12H29M56S</meta:editing-duration>
    <meta:generator>LibreOffice/4.3.6.2$Linux_X86_64 LibreOffice_project/430$Build-2</meta:generator>
    <meta:printed-by>Vritant Jain</meta:printed-by>
    <meta:document-statistic meta:table-count="0" meta:image-count="0" meta:object-count="0" meta:page-count="1" meta:paragraph-count="32" meta:word-count="391" meta:character-count="2561" meta:non-whitespace-character-count="2188"/>
    <meta:user-defined meta:name="AppVersion">12.0000</meta:user-defined>
    <meta:user-defined meta:name="Company">Dell In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